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YLLANEZ CUSI, LEYDI GLADYS</text:span></text:p>
      <text:p text:style-name="P3"><text:span text:style-name="T6">CANT. TOTAL DE CAJAS: 13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3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GUAS</text:span></text:p>
      <text:p text:style-name="P6"/>
      <text:p text:style-name="P6">Recojo: <text:span text:style-name="T3">YLLANEZ CUSI LEYDI GLADYS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00:20:1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